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2 k140 Line6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-0.00062" calcext:value-type="percentage">
            <text:p>-0.06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1715" calcext:value-type="percentage">
            <text:p>1.72%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523" calcext:value-type="percentage">
            <text:p>0.52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1463" calcext:value-type="percentage">
            <text:p>14.6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-0.0114" calcext:value-type="percentage">
            <text:p>-1.1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071" calcext:value-type="percentage">
            <text:p>0.71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-0.0018" calcext:value-type="percentage">
            <text:p>-0.18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-0.0161" calcext:value-type="percentage">
            <text:p>-1.61%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5833" calcext:value-type="percentage">
            <text:p>5.8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2:30:16.976852764</meta:creation-date>
    <dc:date>2020-04-20T00:22:16.315857548</dc:date>
    <meta:editing-duration>PT1M9S</meta:editing-duration>
    <meta:editing-cycles>1</meta:editing-cycles>
    <meta:document-statistic meta:table-count="1" meta:cell-count="53" meta:object-count="0"/>
    <meta:generator>LibreOffice/6.3.5.2$Linux_X86_64 LibreOffice_project/30$Build-2</meta:generator>
  </office:meta>
</office:document-meta>
</file>